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setSystemEraseTask.doLogi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setSystemEraseTask.ResetSystemEraseTask( PerfRunData run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